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a9bd" officeooo:paragraph-rsid="0008a9bd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8a9bd" officeooo:paragraph-rsid="0008a9bd" style:font-size-asian="16pt" style:font-weight-asian="bold" style:font-size-complex="16pt" style:font-weight-complex="bold"/>
    </style:style>
    <style:style style:name="P3" style:family="paragraph" style:parent-style-name="Standard">
      <style:text-properties fo:font-style="italic" style:text-underline-style="solid" style:text-underline-width="auto" style:text-underline-color="font-color" fo:font-weight="bold" officeooo:rsid="0008a9bd" officeooo:paragraph-rsid="0008a9bd" style:font-style-asian="italic" style:font-weight-asian="bold" style:font-style-complex="italic" style:font-weight-complex="bold"/>
    </style:style>
    <style:style style:name="P4" style:family="paragraph" style:parent-style-name="Standard">
      <style:text-properties officeooo:rsid="000a04bf" officeooo:paragraph-rsid="000a04bf"/>
    </style:style>
    <style:style style:name="P5" style:family="paragraph" style:parent-style-name="Standard">
      <style:text-properties officeooo:rsid="000b9a54" officeooo:paragraph-rsid="000b9a54"/>
    </style:style>
    <style:style style:name="P6" style:family="paragraph" style:parent-style-name="Standard">
      <style:text-properties officeooo:rsid="000f3cc8" officeooo:paragraph-rsid="000f3cc8"/>
    </style:style>
    <style:style style:name="P7" style:family="paragraph" style:parent-style-name="Text_20_body">
      <style:text-properties officeooo:paragraph-rsid="0008a9bd"/>
    </style:style>
    <style:style style:name="T1" style:family="text">
      <style:text-properties officeooo:rsid="0008a9bd"/>
    </style:style>
    <style:style style:name="T2" style:family="text">
      <style:text-properties officeooo:rsid="000a04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ISTES PYTHON</text:p>
      <text:p text:style-name="P2"/>
      <text:p text:style-name="P1"/>
      <text:p text:style-name="P3">Qu’est-ce qu’une liste Python ?</text:p>
      <text:p text:style-name="P1"/>
      <text:p text:style-name="P1">Une liste en Python est une structure de données qui peut contenir n’importe quel type de données (nombre entier, nombre flottant, chaîne de caractères, liste)</text:p>
      <text:p text:style-name="P1">Les éléments d’un liste sont rangés et séparés par des virgules. </text:p>
      <text:p text:style-name="P1">Le premier élément de la liste L a pour rang 0 (zéro), il est noté L[0].</text:p>
      <text:p text:style-name="P1"/>
      <text:p text:style-name="P1"/>
      <text:p text:style-name="P3">Lister les fonctions utiles pour manipuler Python</text:p>
      <text:p text:style-name="P1"/>
      <text:p text:style-name="P1">- <text:span text:style-name="T2">fonction isinstance (pour vérifier le type d’objet d’une variable)</text:span></text:p>
      <text:p text:style-name="P1">- <text:span text:style-name="T2">type</text:span></text:p>
      <text:p text:style-name="P1">- <text:span text:style-name="T2">dict, list, tuple, set (création de liste)</text:span></text:p>
      <text:p text:style-name="P1"/>
      <text:p text:style-name="P1"/>
      <text:p text:style-name="P3">Comment parcourir une liste ?</text:p>
      <text:p text:style-name="P1"/>
      <text:p text:style-name="P1">Les listes Python sont par défaut indexées ou indicées. Cela signifie que chaque valeur d’une liste est lié à un indice qu’on va pouvoir utiliser pour récupérer cette valeur en particulier.</text:p>
      <text:p text:style-name="P1"/>
      <text:p text:style-name="P1">Les listes possèdent des indices numériques qui commencent à zéro. La première valeur d’une liste possède donc toujours l’indice 0, la deuxième la valeur 1 ….. etc</text:p>
      <text:p text:style-name="P1"/>
      <text:p text:style-name="P7"><text:span text:style-name="T1">On va également pouvoir récupérer une tranche de valeurs dans une liste, c’est-à-dire un ensemble de valeurs qui se suivent. Pour cela, on utilisera le symbole </text:span><text:span text:style-name="Source_20_Text"><text:span text:style-name="T1">:</text:span></text:span><text:span text:style-name="T1"> entre les crochets avec 0, 1 ou 2 indices autour. </text:span></text:p>
      <text:p text:style-name="P7">Si on utilise <text:span text:style-name="Source_20_Text">:</text:span> sans indice, alors une copie superficielle de la liste sera renvoyée.</text:p>
      <text:p text:style-name="P1"/>
      <text:p text:style-name="P3">Explorer les listes de compréhension </text:p>
      <text:p text:style-name="P1"/>
      <text:p text:style-name="P5">Une liste en compréhension permet de créer une liste à partir d’une itération.</text:p>
      <text:p text:style-name="P5">La liste de compréhension permet aussi de construire une nouvelle liste à partir d’une liste existante.</text:p>
      <text:p text:style-name="P5">Il est également possible d’appliquer un filtre lors de la création d’une liste afin de ne pas prendre en compte certains éléments de la liste ou de l’itération de départ.</text:p>
      <text:p text:style-name="P5"/>
      <text:p text:style-name="P1"/>
      <text:p text:style-name="P3">List VS tuples ?</text:p>
      <text:p text:style-name="P1"/>
      <text:p text:style-name="P4">Le tuple se distingue car il est immuable, une fois créé, il n’est plus possible de changer sa structure, contrairement aux listes.</text:p>
      <text:p text:style-name="P6">Une liste a une taille variable, le tuple a une taille fixe.</text:p>
      <text:p text:style-name="P6">Les listes ont plus de fonctionnalités que les tuples.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3T11:26:03.555000000</meta:creation-date>
    <meta:generator>LibreOffice/7.0.4.2$Windows_X86_64 LibreOffice_project/dcf040e67528d9187c66b2379df5ea4407429775</meta:generator>
    <dc:date>2021-12-13T11:54:18.562000000</dc:date>
    <meta:editing-duration>PT17M17S</meta:editing-duration>
    <meta:editing-cycles>5</meta:editing-cycles>
    <meta:document-statistic meta:table-count="0" meta:image-count="0" meta:object-count="0" meta:page-count="1" meta:paragraph-count="22" meta:word-count="312" meta:character-count="1835" meta:non-whitespace-character-count="1542"/>
  </office:meta>
</office:document-meta>
</file>